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64b7" officeooo:paragraph-rsid="000464b7"/>
    </style:style>
    <style:style style:name="P2" style:family="paragraph" style:parent-style-name="Standard">
      <style:text-properties fo:font-size="12pt" fo:font-weight="normal" officeooo:rsid="001d4cc1" officeooo:paragraph-rsid="001d4cc1" style:font-size-asian="10.5pt" style:font-weight-asian="normal" style:font-size-complex="12pt" style:font-weight-complex="normal"/>
    </style:style>
    <style:style style:name="P3" style:family="paragraph" style:parent-style-name="Standard">
      <style:text-properties fo:font-size="18pt" fo:font-weight="bold" officeooo:rsid="000464b7" officeooo:paragraph-rsid="000464b7" style:font-size-asian="18pt" style:font-weight-asian="bold" style:font-size-complex="18pt" style:font-weight-complex="bold"/>
    </style:style>
    <style:style style:name="P4" style:family="paragraph" style:parent-style-name="Standard" style:list-style-name="L1">
      <style:text-properties fo:font-size="12pt" officeooo:rsid="000464b7" officeooo:paragraph-rsid="000464b7" style:font-size-asian="10.5pt" style:font-size-complex="12pt"/>
    </style:style>
    <style:style style:name="P5" style:family="paragraph" style:parent-style-name="Standard" style:list-style-name="L1">
      <style:text-properties fo:font-size="12pt" officeooo:rsid="00050133" officeooo:paragraph-rsid="00050133" style:font-size-asian="10.5pt" style:font-size-complex="12pt"/>
    </style:style>
    <style:style style:name="P6" style:family="paragraph" style:parent-style-name="Standard" style:list-style-name="L1">
      <style:text-properties fo:font-size="12pt" officeooo:rsid="00050133" officeooo:paragraph-rsid="000a8df9" style:font-size-asian="10.5pt" style:font-size-complex="12pt"/>
    </style:style>
    <style:style style:name="P7" style:family="paragraph" style:parent-style-name="Standard" style:list-style-name="L1">
      <style:text-properties fo:font-size="12pt" officeooo:rsid="00050133" officeooo:paragraph-rsid="000c5e76" style:font-size-asian="10.5pt" style:font-size-complex="12pt"/>
    </style:style>
    <style:style style:name="P8" style:family="paragraph" style:parent-style-name="Standard" style:list-style-name="L1">
      <style:text-properties fo:font-size="12pt" officeooo:rsid="00050133" officeooo:paragraph-rsid="00174b90" style:font-size-asian="10.5pt" style:font-size-complex="12pt"/>
    </style:style>
    <style:style style:name="P9" style:family="paragraph" style:parent-style-name="Standard" style:list-style-name="L2">
      <style:text-properties fo:font-size="12pt" officeooo:rsid="00050133" officeooo:paragraph-rsid="00426de1" style:font-size-asian="10.5pt" style:font-size-complex="12pt"/>
    </style:style>
    <style:style style:name="P10" style:family="paragraph" style:parent-style-name="Standard" style:list-style-name="L1">
      <style:text-properties fo:font-size="12pt" officeooo:rsid="0019ff14" officeooo:paragraph-rsid="0019ff14" style:font-size-asian="10.5pt" style:font-size-complex="12pt"/>
    </style:style>
    <style:style style:name="P11" style:family="paragraph" style:parent-style-name="Standard" style:list-style-name="L1">
      <style:text-properties fo:font-size="12pt" fo:font-weight="bold" officeooo:rsid="000464b7" officeooo:paragraph-rsid="000464b7" style:font-size-asian="10.5pt" style:font-weight-asian="bold" style:font-size-complex="12pt" style:font-weight-complex="bold"/>
    </style:style>
    <style:style style:name="P12" style:family="paragraph" style:parent-style-name="Standard" style:list-style-name="L1">
      <style:text-properties fo:font-size="12pt" fo:font-weight="bold" officeooo:rsid="00050133" officeooo:paragraph-rsid="00050133" style:font-size-asian="10.5pt" style:font-weight-asian="bold" style:font-size-complex="12pt" style:font-weight-complex="bold"/>
    </style:style>
    <style:style style:name="P13" style:family="paragraph" style:parent-style-name="Standard" style:list-style-name="L1">
      <style:text-properties fo:font-size="12pt" fo:font-weight="bold" officeooo:rsid="00050133" officeooo:paragraph-rsid="000a8df9" style:font-size-asian="10.5pt" style:font-weight-asian="bold" style:font-size-complex="12pt" style:font-weight-complex="bold"/>
    </style:style>
    <style:style style:name="P14" style:family="paragraph" style:parent-style-name="Standard" style:list-style-name="L1">
      <style:text-properties fo:font-size="12pt" fo:font-weight="bold" officeooo:rsid="00050133" officeooo:paragraph-rsid="00140eb5" style:font-size-asian="10.5pt" style:font-weight-asian="bold" style:font-size-complex="12pt" style:font-weight-complex="bold"/>
    </style:style>
    <style:style style:name="P15" style:family="paragraph" style:parent-style-name="Standard" style:list-style-name="L1">
      <style:text-properties fo:font-size="12pt" fo:font-weight="bold" officeooo:rsid="00050133" officeooo:paragraph-rsid="00174b90" style:font-size-asian="10.5pt" style:font-weight-asian="bold" style:font-size-complex="12pt" style:font-weight-complex="bold"/>
    </style:style>
    <style:style style:name="P16" style:family="paragraph" style:parent-style-name="Standard" style:list-style-name="L1">
      <style:text-properties fo:font-size="12pt" fo:font-weight="bold" officeooo:rsid="0019ff14" officeooo:paragraph-rsid="0019ff14" style:font-size-asian="10.5pt" style:font-weight-asian="bold" style:font-size-complex="12pt" style:font-weight-complex="bold"/>
    </style:style>
    <style:style style:name="P17" style:family="paragraph" style:parent-style-name="Standard" style:list-style-name="L1">
      <style:text-properties fo:font-size="12pt" fo:font-weight="bold" officeooo:rsid="001d4cc1" officeooo:paragraph-rsid="001d4cc1" style:font-size-asian="10.5pt" style:font-weight-asian="bold" style:font-size-complex="12pt" style:font-weight-complex="bold"/>
    </style:style>
    <style:style style:name="P18" style:family="paragraph" style:parent-style-name="Standard" style:list-style-name="L1">
      <style:text-properties fo:font-size="12pt" fo:font-weight="bold" officeooo:rsid="0022dfb1" officeooo:paragraph-rsid="0022dfb1" style:font-size-asian="10.5pt" style:font-weight-asian="bold" style:font-size-complex="12pt" style:font-weight-complex="bold"/>
    </style:style>
    <style:style style:name="P19" style:family="paragraph" style:parent-style-name="Standard" style:list-style-name="L1">
      <style:text-properties fo:font-size="12pt" fo:font-weight="normal" officeooo:rsid="001d4cc1" officeooo:paragraph-rsid="001d4cc1" style:font-size-asian="10.5pt" style:font-weight-asian="normal" style:font-size-complex="12pt" style:font-weight-complex="normal"/>
    </style:style>
    <style:style style:name="P20" style:family="paragraph" style:parent-style-name="Standard" style:list-style-name="L1">
      <style:text-properties fo:font-size="12pt" fo:font-weight="normal" officeooo:rsid="002c692b" officeooo:paragraph-rsid="002c692b" style:font-size-asian="10.5pt" style:font-weight-asian="normal" style:font-size-complex="12pt" style:font-weight-complex="normal"/>
    </style:style>
    <style:style style:name="P21" style:family="paragraph" style:parent-style-name="Standard" style:list-style-name="L1">
      <style:text-properties fo:font-size="12pt" fo:font-weight="normal" officeooo:rsid="0022dfb1" officeooo:paragraph-rsid="0022dfb1" style:font-size-asian="10.5pt" style:font-weight-asian="normal" style:font-size-complex="12pt" style:font-weight-complex="normal"/>
    </style:style>
    <style:style style:name="P22" style:family="paragraph" style:parent-style-name="Standard" style:list-style-name="L1">
      <style:text-properties fo:font-size="12pt" fo:font-weight="normal" officeooo:rsid="0022dfb1" officeooo:paragraph-rsid="0028bad3" style:font-size-asian="10.5pt" style:font-weight-asian="normal" style:font-size-complex="12pt" style:font-weight-complex="normal"/>
    </style:style>
    <style:style style:name="P23" style:family="paragraph" style:parent-style-name="Standard" style:list-style-name="L1">
      <style:text-properties fo:font-size="12pt" fo:font-weight="normal" officeooo:rsid="0022dfb1" officeooo:paragraph-rsid="002aae2c" style:font-size-asian="10.5pt" style:font-weight-asian="normal" style:font-size-complex="12pt" style:font-weight-complex="normal"/>
    </style:style>
    <style:style style:name="P24" style:family="paragraph" style:parent-style-name="Standard" style:list-style-name="L1">
      <style:text-properties fo:font-size="12pt" fo:font-weight="normal" officeooo:rsid="0022dfb1" officeooo:paragraph-rsid="00303bf9" style:font-size-asian="10.5pt" style:font-weight-asian="normal" style:font-size-complex="12pt" style:font-weight-complex="normal"/>
    </style:style>
    <style:style style:name="P25" style:family="paragraph" style:parent-style-name="Standard" style:list-style-name="L1">
      <style:text-properties fo:font-size="12pt" fo:font-weight="normal" officeooo:rsid="0022dfb1" officeooo:paragraph-rsid="00340f76" style:font-size-asian="10.5pt" style:font-weight-asian="normal" style:font-size-complex="12pt" style:font-weight-complex="normal"/>
    </style:style>
    <style:style style:name="P26" style:family="paragraph" style:parent-style-name="Standard" style:list-style-name="L1">
      <style:text-properties fo:font-size="12pt" fo:font-weight="normal" officeooo:rsid="0022dfb1" officeooo:paragraph-rsid="00362e9f" style:font-size-asian="10.5pt" style:font-weight-asian="normal" style:font-size-complex="12pt" style:font-weight-complex="normal"/>
    </style:style>
    <style:style style:name="P27" style:family="paragraph" style:parent-style-name="Standard" style:list-style-name="L1">
      <style:text-properties fo:font-size="14pt" style:text-underline-style="solid" style:text-underline-width="auto" style:text-underline-color="font-color" fo:font-weight="bold" officeooo:rsid="000c5e76" officeooo:paragraph-rsid="000c5e76" style:font-size-asian="14pt" style:font-weight-asian="bold" style:font-size-complex="14pt" style:font-weight-complex="bold"/>
    </style:style>
    <style:style style:name="P28" style:family="paragraph" style:parent-style-name="Standard" style:list-style-name="L2">
      <style:text-properties officeooo:paragraph-rsid="000e1f1d"/>
    </style:style>
    <style:style style:name="P29" style:family="paragraph" style:parent-style-name="Standard" style:list-style-name="L2">
      <style:text-properties officeooo:paragraph-rsid="001189b2"/>
    </style:style>
    <style:style style:name="P30" style:family="paragraph" style:parent-style-name="Standard" style:list-style-name="L2">
      <style:text-properties officeooo:paragraph-rsid="00123237"/>
    </style:style>
    <style:style style:name="T1" style:family="text">
      <style:text-properties fo:font-size="18pt" style:font-size-asian="18pt" style:font-size-complex="18pt"/>
    </style:style>
    <style:style style:name="T2"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3" style:family="text">
      <style:text-properties fo:font-weight="bold" style:font-weight-asian="bold" style:font-weight-complex="bold"/>
    </style:style>
    <style:style style:name="T4" style:family="text">
      <style:text-properties fo:font-weight="bold" officeooo:rsid="00426de1" style:font-weight-asian="bold" style:font-weight-complex="bold"/>
    </style:style>
    <style:style style:name="T5" style:family="text">
      <style:text-properties fo:font-size="12pt" fo:font-weight="normal" officeooo:rsid="000c5e76" style:font-size-asian="12pt" style:font-weight-asian="normal" style:font-size-complex="12pt" style:font-weight-complex="normal"/>
    </style:style>
    <style:style style:name="T6" style:family="text">
      <style:text-properties fo:font-size="12pt" fo:font-weight="normal" officeooo:rsid="003771dc" style:font-size-asian="12pt" style:font-weight-asian="normal" style:font-size-complex="12pt" style:font-weight-complex="normal"/>
    </style:style>
    <style:style style:name="T7" style:family="text">
      <style:text-properties fo:font-size="12pt" fo:font-weight="bold" officeooo:rsid="000c5e76" style:font-size-asian="12pt" style:font-weight-asian="bold" style:font-size-complex="12pt" style:font-weight-complex="bold"/>
    </style:style>
    <style:style style:name="T8" style:family="text">
      <style:text-properties fo:font-weight="normal" style:font-weight-asian="normal" style:font-weight-complex="normal"/>
    </style:style>
    <style:style style:name="T9" style:family="text">
      <style:text-properties fo:font-size="11pt" fo:font-weight="normal" officeooo:rsid="001189b2" style:font-size-asian="11pt" style:font-weight-asian="normal" style:font-size-complex="11pt" style:font-weight-complex="normal"/>
    </style:style>
    <style:style style:name="T10" style:family="text">
      <style:text-properties fo:font-size="11pt" fo:font-weight="normal" officeooo:rsid="000c5e76" style:font-size-asian="11pt" style:font-weight-asian="normal" style:font-size-complex="11pt" style:font-weight-complex="normal"/>
    </style:style>
    <style:style style:name="T11" style:family="text">
      <style:text-properties officeooo:rsid="00303bf9"/>
    </style:style>
    <style:style style:name="T12" style:family="text">
      <style:text-properties officeooo:rsid="003cb402"/>
    </style:style>
    <style:style style:name="T13" style:family="text">
      <style:text-properties officeooo:rsid="003dcc5a"/>
    </style:style>
    <style:style style:name="T14" style:family="text">
      <style:text-properties officeooo:rsid="003de379"/>
    </style:style>
    <style:style style:name="T15" style:family="text">
      <style:text-properties officeooo:rsid="003e6b9d"/>
    </style:style>
    <style:style style:name="T16" style:family="text">
      <style:text-properties officeooo:rsid="003f805b"/>
    </style:style>
    <style:style style:name="T17" style:family="text">
      <style:text-properties officeooo:rsid="0041045f"/>
    </style:style>
    <style:style style:name="T18" style:family="text">
      <style:text-properties officeooo:rsid="004201a5"/>
    </style:style>
    <style:style style:name="T19" style:family="text">
      <style:text-properties officeooo:rsid="00426de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9cm" fo:text-indent="-0.635cm" fo:margin-left="7.99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53"/><text:span text:style-name="T1"><text:s text:c="2"/></text:span><text:span text:style-name="T2">Spring Boot</text:span></text:p>
      <text:p text:style-name="P3"/>
      <text:list xml:id="list3282348275" text:style-name="L1">
        <text:list-item>
          <text:p text:style-name="P11">@JsonAlias </text:p>
          <text:p text:style-name="P4">The @JsonAlias annotation can define one or more alternate names for the attributes accepted during the deserialization, setting the JSON data to a Java object. But when serializing, i.e. getting JSON from a Java object, only the actual logical property name is used instead of the alias.</text:p>
          <text:p text:style-name="P4"/>
        </text:list-item>
        <text:list-item>
          <text:p text:style-name="P12">@Data</text:p>
          <text:p text:style-name="P5">The @Data is a convenient shortcut annotation that bundles the features of @ToString, @EqualsAndHashCode, @Getter / @Setter and @RequiredArgsConstructor together: In other words, @Data generates all the boilerplate that is normally associated with simple POJOs (Plain Old Java Objects) and beans: getters for all fields, setters for all non-final fields, and appropriate toString, equals and hashCode implementations that involve the fields of the class, and a constructor that initializes all final fields, as well as all non-final fields with no initializer that have been marked with <text:span text:style-name="T3">@NonNull</text:span>, in order to ensure the field is never null.</text:p>
          <text:p text:style-name="P5"/>
        </text:list-item>
        <text:list-item>
          <text:p text:style-name="P13"><text:s/>@Valid</text:p>
          <text:p text:style-name="P6">The @Valid annotation ensures the validation of the whole object. Importantly, it performs the validation of the whole object graph. However, this creates issues for scenarios needing only partial validation. On the other hand, we can use @Validated for group validation, including the above partial validation.</text:p>
          <text:p text:style-name="P6"/>
        </text:list-item>
        <text:list-item>
          <text:p text:style-name="P14">@RestController</text:p>
          <text:p text:style-name="P7">@RestController annotation in order to simplify the creation of RESTful web services. It's a convenient annotation that combines @Controller and @ResponseBody, which eliminates the need to annotate every request handling method of the controller class with the @ResponseBody annotation</text:p>
          <text:p text:style-name="P7"/>
        </text:list-item>
        <text:list-item>
          <text:p text:style-name="P15">@RequestMapping</text:p>
          <text:p text:style-name="P8">RequestMapping annotation is used to map web requests onto specific handler classes and/or handler methods.</text:p>
          <text:p text:style-name="P8"/>
        </text:list-item>
        <text:list-item>
          <text:p text:style-name="P16">@Autowired</text:p>
          <text:p text:style-name="P10">The Spring framework enables automatic dependency injection. In other words, by declaring all the bean dependencies in a Spring configuration file, Spring container can autowire relationships between collaborating beans. This is called Spring bean autowiring.</text:p>
          <text:p text:style-name="P10"/>
        </text:list-item>
        <text:list-item>
          <text:p text:style-name="P17">@Slf4j</text:p>
          <text:p text:style-name="P19">SLF4J provides 5 default logging levels in Spring boot: ERROR - Error logs are serious issues that affect a significant part of the system or some part of your application has failed to operate. Exceptions are considered ERROR level logs.</text:p>
          <text:p text:style-name="P19"/>
        </text:list-item>
        <text:list-item>
          <text:p text:style-name="P17">@RequestBody</text:p>
          <text:p text:style-name="P19">@RequestBody annotation maps the HttpRequest body to a transfer or domain object, enabling automatic deserialization of the inbound HttpRequest body onto a Java object.</text:p>
        </text:list-item>
      </text:list>
      <text:p text:style-name="P2"/>
      <text:p text:style-name="P2"/>
      <text:p text:style-name="P2"/>
      <text:list xml:id="list190260775540836" text:continue-numbering="true" text:style-name="L1">
        <text:list-header>
          <text:p text:style-name="P17"/>
        </text:list-header>
        <text:list-item>
          <text:p text:style-name="P17"><text:soft-page-break/>@RequestHeader</text:p>
          <text:p text:style-name="P19">@RequestHeader annotation binds request header values to method parameters. If the method parameter is Map&lt;String, String&gt; , MultiValueMap&lt;String, String&gt; , or HttpHeaders then the map is populated with all header names and values.</text:p>
          <text:p text:style-name="P17"/>
        </text:list-item>
        <text:list-item>
          <text:p text:style-name="P18">@Service<text:line-break/><text:span text:style-name="T8">Spring @Service annotation is used with classes that provide some business functionalities.</text:span></text:p>
          <text:p text:style-name="P20">It’s use in serviceImpl always.</text:p>
          <text:p text:style-name="P21"/>
        </text:list-item>
        <text:list-item>
          <text:p text:style-name="P18">@SpringBootApplication</text:p>
          <text:p text:style-name="P21">Spring Boot @SpringBootApplication annotation is used to mark a configuration class that declares one or more @Bean methods and also triggers auto-configuration and component scanning. It's same as declaring a class with @Configuration, @EnableAutoConfiguration and @ComponentScan annotations.</text:p>
          <text:p text:style-name="P21"/>
        </text:list-item>
        <text:list-item>
          <text:p text:style-name="P18">@ServletComponentScan</text:p>
          <text:p text:style-name="P21">Enables scanning for Servlet components (filters, servlets, and listeners). Scanning is only performed when using an embedded web server.<text:line-break/>Typically, one of value, basePackages, or basePackageClasses should be specified to control the packages to be scanned for components. In their absence, scanning will be performed from the package of the class with the annotation.</text:p>
          <text:p text:style-name="P21"/>
        </text:list-item>
        <text:list-item>
          <text:p text:style-name="P18">@JsonIgnoreProperties(ignoreUnknown=true)</text:p>
          <text:p text:style-name="P21">We have just annotated a whole model class as @JsonIgnoreProperties(ignoreUnknown = true), which mean any unknown property in JSON String i.e. any property for which we don't have a corresponding field in the EBook class will be ignored. If you compile and run your program again it will work fine.</text:p>
          <text:p text:style-name="P21"/>
        </text:list-item>
        <text:list-item>
          <text:p text:style-name="P21">@WebFilter("/api/*")</text:p>
        </text:list-item>
        <text:list-item>
          <text:p text:style-name="P22">@Aspect <text:span text:style-name="T12">(//log print before the api call </text:span><text:span text:style-name="T13">request </text:span><text:span text:style-name="T12">and after api call </text:span><text:span text:style-name="T13">final response</text:span><text:span text:style-name="T12">)</text:span></text:p>
          <text:p text:style-name="P22"/>
        </text:list-item>
        <text:list-item>
          <text:p text:style-name="P22">@Component</text:p>
        </text:list-item>
        <text:list-item>
          <text:p text:style-name="P22">@RequiredArgsConstructor(onConstructor = @__({@Autowired, @NotNull}))</text:p>
        </text:list-item>
        <text:list-item>
          <text:p text:style-name="P23">@ControllerAdvice <text:span text:style-name="T14">(//what’s you want to do)</text:span></text:p>
        </text:list-item>
        <text:list-item>
          <text:p text:style-name="P24">@JsonInclude(JsonInclude.Include.NON_NULL)</text:p>
        </text:list-item>
        <text:list-item>
          <text:p text:style-name="P24">@Pointcut<text:span text:style-name="T15">(// <text:s/>which class logs to print)</text:span></text:p>
          <text:p text:style-name="P24">Method <text:span text:style-name="T18">will</text:span> empty as this is just a Pointcut, the implementations are in the advices.</text:p>
        </text:list-item>
        <text:list-item>
          <text:p text:style-name="P24">@Before<text:span text:style-name="T11">()</text:span></text:p>
        </text:list-item>
        <text:list-item>
          <text:p text:style-name="P25">@AfterReturning<text:span text:style-name="T11">(// </text:span><text:span text:style-name="T17">after call method, print logs</text:span><text:span text:style-name="T11">)</text:span></text:p>
        </text:list-item>
        <text:list-item>
          <text:p text:style-name="P26">@NoArgsConstructor <text:span text:style-name="T16">(// default constructor)</text:span></text:p>
        </text:list-item>
        <text:list-item>
          <text:p text:style-name="P26">@AllArgsConstructor <text:span text:style-name="T16">(//using fields)</text:span><text:line-break/></text:p>
          <text:p text:style-name="P7"/>
          <text:p text:style-name="P7"/>
          <text:p text:style-name="P27">Note:</text:p>
        </text:list-item>
      </text:list>
      <text:list xml:id="list837346339" text:style-name="L2">
        <text:list-item>
          <text:p text:style-name="P28"><text:span text:style-name="T7">MDC</text:span><text:span text:style-name="T5"> </text:span><text:span text:style-name="T6">(Mapped Diagnostic Context) </text:span><text:span text:style-name="T5">in Log4j allows us to fill a map-like structure with pieces of information that are accessible to the appender when the log message is actually written. The MDC structure is internally attached to the executing thread in the same way a ThreadLocal variable would be.</text:span></text:p>
        </text:list-item>
        <text:list-item>
          <text:p text:style-name="P29"><text:span text:style-name="T5">An </text:span><text:span text:style-name="T7">enum</text:span><text:span text:style-name="T5"> is a special "class" that represents a group of constants (unchangeable variables, like final variables).<text:line-break/>To create an enum, use the enum keyword (instead of class or interface), and separate </text:span><text:soft-page-break/><text:span text:style-name="T5">the constants with a comma. Note that they should be in uppercase letters:</text:span></text:p>
          <text:p text:style-name="P30"><text:span text:style-name="T5"><text:s/></text:span><text:span text:style-name="T9">public enum</text:span><text:span text:style-name="T10"> </text:span><text:span text:style-name="T9">StatusCode</text:span><text:span text:style-name="T10"> {<text:line-break/> C200("200", SUCCESS, "Request Processed Successfully"),<text:line-break/> C201("201", SUCCESS, "Document Uploaded successfully"),<text:line-break/> C400("400", FAILURE, "Invalid Response received from third party API"),<text:line-break/> }</text:span></text:p>
          <text:p text:style-name="P30"><text:span text:style-name="T10"/></text:p>
        </text:list-item>
        <text:list-item>
          <text:p text:style-name="P9"><text:span text:style-name="T4">ObjectMapper Class</text:span><text:span text:style-name="T19">:</text:span></text:p>
          <text:p text:style-name="P9">ObjectMapper provides functionality for reading and writing JSON, either to and from basic POJOs (Plain Old Java Objects), or to and from a general-purpose JSON Tree Model ( JsonNode ), as well as related functionality for performing conversions.</text:p>
        </text:list-item>
        <text:list-item>
          <text:p text:style-name="P9"><text:line-break/><text:line-break/></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IN"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IN"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2-23T12:35:20.562000000</dc:date>
    <meta:editing-duration>PT2H46M30S</meta:editing-duration>
    <meta:editing-cycles>40</meta:editing-cycles>
    <meta:generator>LibreOffice/7.3.1.3$Windows_X86_64 LibreOffice_project/a69ca51ded25f3eefd52d7bf9a5fad8c90b87951</meta:generator>
    <meta:document-statistic meta:table-count="0" meta:image-count="0" meta:object-count="0" meta:page-count="3" meta:paragraph-count="47" meta:word-count="800" meta:character-count="5521" meta:non-whitespace-character-count="4731"/>
  </office:meta>
</office:document-meta>
</file>